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2696" calcext:value-type="float">
            <text:p>68.0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5032" calcext:value-type="float">
            <text:p>68.4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5192" calcext:value-type="float">
            <text:p>69.7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5768" calcext:value-type="float">
            <text:p>71.2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9152" calcext:value-type="float">
            <text:p>70.9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9944" calcext:value-type="float">
            <text:p>71.1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9376" calcext:value-type="float">
            <text:p>71.9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9344" calcext:value-type="float">
            <text:p>73.9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8792" calcext:value-type="float">
            <text:p>75.6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7328" calcext:value-type="float">
            <text:p>76.1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0432" calcext:value-type="float">
            <text:p>77.3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3072" calcext:value-type="float">
            <text:p>75.6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6832" calcext:value-type="float">
            <text:p>75.2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5232" calcext:value-type="float">
            <text:p>73.8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6088" calcext:value-type="float">
            <text:p>73.8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0992" calcext:value-type="float">
            <text:p>74.2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1368" calcext:value-type="float">
            <text:p>74.1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3792" calcext:value-type="float">
            <text:p>73.7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1872" calcext:value-type="float">
            <text:p>73.6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78" calcext:value-type="float">
            <text:p>73.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9552" calcext:value-type="float">
            <text:p>74.1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3184" calcext:value-type="float">
            <text:p>74.2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5208" calcext:value-type="float">
            <text:p>74.4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2952" calcext:value-type="float">
            <text:p>74.6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2488" calcext:value-type="float">
            <text:p>75.5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0448" calcext:value-type="float">
            <text:p>74.4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216" calcext:value-type="float">
            <text:p>74.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7088" calcext:value-type="float">
            <text:p>74.2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3728" calcext:value-type="float">
            <text:p>74.0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0032" calcext:value-type="float">
            <text:p>74.1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1096" calcext:value-type="float">
            <text:p>74.3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7024" calcext:value-type="float">
            <text:p>74.4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5872" calcext:value-type="float">
            <text:p>75.1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5144" calcext:value-type="float">
            <text:p>74.6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8464" calcext:value-type="float">
            <text:p>74.5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7416" calcext:value-type="float">
            <text:p>75.3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4936" calcext:value-type="float">
            <text:p>74.5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8672" calcext:value-type="float">
            <text:p>74.7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5-09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8152" calcext:value-type="float">
            <text:p>74.3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3608" calcext:value-type="float">
            <text:p>73.0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0096" calcext:value-type="float">
            <text:p>73.9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2016" calcext:value-type="float">
            <text:p>74.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8904" calcext:value-type="float">
            <text:p>74.2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5608" calcext:value-type="float">
            <text:p>73.8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0024" calcext:value-type="float">
            <text:p>71.8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5368" calcext:value-type="float">
            <text:p>71.9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796" calcext:value-type="float">
            <text:p>71.3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0968" calcext:value-type="float">
            <text:p>70.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8232" calcext:value-type="float">
            <text:p>71.1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9376" calcext:value-type="float">
            <text:p>71.9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4784" calcext:value-type="float">
            <text:p>71.8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8272" calcext:value-type="float">
            <text:p>71.5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1696" calcext:value-type="float">
            <text:p>71.4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4512" calcext:value-type="float">
            <text:p>71.9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0096" calcext:value-type="float">
            <text:p>70.1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144" calcext:value-type="float">
            <text:p>70.1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7904" calcext:value-type="float">
            <text:p>70.0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4904" calcext:value-type="float">
            <text:p>68.9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6056" calcext:value-type="float">
            <text:p>68.2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7184" calcext:value-type="float">
            <text:p>68.1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7984" calcext:value-type="float">
            <text:p>66.9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9512" calcext:value-type="float">
            <text:p>66.1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24" calcext:value-type="float">
            <text:p>64.7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2424" calcext:value-type="float">
            <text:p>64.3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8544" calcext:value-type="float">
            <text:p>63.7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5424" calcext:value-type="float">
            <text:p>61.6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6216" calcext:value-type="float">
            <text:p>61.9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4816" calcext:value-type="float">
            <text:p>62.1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7528" calcext:value-type="float">
            <text:p>62.5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0992" calcext:value-type="float">
            <text:p>62.8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1696" calcext:value-type="float">
            <text:p>63.8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0544" calcext:value-type="float">
            <text:p>64.5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2544" calcext:value-type="float">
            <text:p>65.3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8376" calcext:value-type="float">
            <text:p>67.7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3288" calcext:value-type="float">
            <text:p>70.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892" calcext:value-type="float">
            <text:p>71.3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94" calcext:value-type="float">
            <text:p>71.3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3888" calcext:value-type="float">
            <text:p>71.4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94" calcext:value-type="float">
            <text:p>71.3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4408" calcext:value-type="float">
            <text:p>71.8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8808" calcext:value-type="float">
            <text:p>72.7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0344" calcext:value-type="float">
            <text:p>74.3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6576" calcext:value-type="float">
            <text:p>76.2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7208" calcext:value-type="float">
            <text:p>75.1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3576" calcext:value-type="float">
            <text:p>75.0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4368" calcext:value-type="float">
            <text:p>75.3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892" calcext:value-type="float">
            <text:p>75.1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5328" calcext:value-type="float">
            <text:p>75.3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6128" calcext:value-type="float">
            <text:p>74.1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1848" calcext:value-type="float">
            <text:p>74.2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9384" calcext:value-type="float">
            <text:p>74.3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1432" calcext:value-type="float">
            <text:p>73.9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5624" calcext:value-type="float">
            <text:p>74.7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6688" calcext:value-type="float">
            <text:p>74.8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7232" calcext:value-type="float">
            <text:p>74.6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5328" calcext:value-type="float">
            <text:p>75.3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7328" calcext:value-type="float">
            <text:p>76.1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1784" calcext:value-type="float">
            <text:p>74.4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6336" calcext:value-type="float">
            <text:p>74.3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2432" calcext:value-type="float">
            <text:p>74.3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6544" calcext:value-type="float">
            <text:p>74.4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7568" calcext:value-type="float">
            <text:p>74.2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3728" calcext:value-type="float">
            <text:p>74.0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4792" calcext:value-type="float">
            <text:p>74.1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8008" calcext:value-type="float">
            <text:p>73.9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8792" calcext:value-type="float">
            <text:p>71.8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6352" calcext:value-type="float">
            <text:p>71.3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9568" calcext:value-type="float">
            <text:p>71.2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4536" calcext:value-type="float">
            <text:p>71.3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66" calcext:value-type="float">
            <text:p>71.8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0424" calcext:value-type="float">
            <text:p>71.2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4288" calcext:value-type="float">
            <text:p>70.8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1384" calcext:value-type="float">
            <text:p>71.2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1384" calcext:value-type="float">
            <text:p>71.2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592" calcext:value-type="float">
            <text:p>71.7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3176" calcext:value-type="float">
            <text:p>68.0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0128" calcext:value-type="float">
            <text:p>68.0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4552" calcext:value-type="float">
            <text:p>68.4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2424" calcext:value-type="float">
            <text:p>68.1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8184" calcext:value-type="float">
            <text:p>68.5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004" calcext:value-type="float">
            <text:p>68.9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1344" calcext:value-type="float">
            <text:p>70.9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0904" calcext:value-type="float">
            <text:p>71.2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8248" calcext:value-type="float">
            <text:p>68.2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2048" calcext:value-type="float">
            <text:p>68.2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9856" calcext:value-type="float">
            <text:p>68.1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3488" calcext:value-type="float">
            <text:p>68.2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8288" calcext:value-type="float">
            <text:p>68.5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0568" calcext:value-type="float">
            <text:p>67.7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2008" calcext:value-type="float">
            <text:p>67.8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9168" calcext:value-type="float">
            <text:p>68.0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708" calcext:value-type="float">
            <text:p>68.0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3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024" calcext:value-type="float">
            <text:p>69.5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8008" calcext:value-type="float">
            <text:p>70.1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9568" calcext:value-type="float">
            <text:p>71.2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1704" calcext:value-type="float">
            <text:p>73.8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9344" calcext:value-type="float">
            <text:p>73.9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9176" calcext:value-type="float">
            <text:p>74.1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1992" calcext:value-type="float">
            <text:p>74.6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7544" calcext:value-type="float">
            <text:p>74.8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556" calcext:value-type="float">
            <text:p>74.9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8984" calcext:value-type="float">
            <text:p>74.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3912" calcext:value-type="float">
            <text:p>74.7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172" calcext:value-type="float">
            <text:p>74.7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6208" calcext:value-type="float">
            <text:p>74.8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212" calcext:value-type="float">
            <text:p>74.1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972" calcext:value-type="float">
            <text:p>73.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3144" calcext:value-type="float">
            <text:p>73.9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6464" calcext:value-type="float">
            <text:p>73.8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5128" calcext:value-type="float">
            <text:p>73.7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1768" calcext:value-type="float">
            <text:p>73.5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6088" calcext:value-type="float">
            <text:p>73.8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6088" calcext:value-type="float">
            <text:p>73.8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5712" calcext:value-type="float">
            <text:p>73.8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7528" calcext:value-type="float">
            <text:p>73.9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5608" calcext:value-type="float">
            <text:p>73.8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26" calcext:value-type="float">
            <text:p>74.1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9968" calcext:value-type="float">
            <text:p>74.4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0696" calcext:value-type="float">
            <text:p>74.9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4272" calcext:value-type="float">
            <text:p>73.8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4144" calcext:value-type="float">
            <text:p>74.3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4224" calcext:value-type="float">
            <text:p>74.9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3576" calcext:value-type="float">
            <text:p>75.0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4368" calcext:value-type="float">
            <text:p>75.3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9696" calcext:value-type="float">
            <text:p>78.3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8944" calcext:value-type="float">
            <text:p>78.4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2992" calcext:value-type="float">
            <text:p>78.8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4832" calcext:value-type="float">
            <text:p>78.2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6168" calcext:value-type="float">
            <text:p>78.3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0424" calcext:value-type="float">
            <text:p>75.0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6104" calcext:value-type="float">
            <text:p>74.7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8864" calcext:value-type="float">
            <text:p>73.9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6328" calcext:value-type="float">
            <text:p>71.9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1696" calcext:value-type="float">
            <text:p>71.4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0976" calcext:value-type="float">
            <text:p>69.5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5016" calcext:value-type="float">
            <text:p>67.5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1944" calcext:value-type="float">
            <text:p>68.1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2008" calcext:value-type="float">
            <text:p>67.8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5472" calcext:value-type="float">
            <text:p>68.1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4104" calcext:value-type="float">
            <text:p>66.3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8112" calcext:value-type="float">
            <text:p>62.6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1312" calcext:value-type="float">
            <text:p>61.5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488" calcext:value-type="float">
            <text:p>61.4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108" calcext:value-type="float">
            <text:p>61.9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5848" calcext:value-type="float">
            <text:p>52.8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832" calcext:value-type="float">
            <text:p>51.9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5648" calcext:value-type="float">
            <text:p>51.2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5208" calcext:value-type="float">
            <text:p>51.5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8568" calcext:value-type="float">
            <text:p>51.7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6328" calcext:value-type="float">
            <text:p>52.9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3808" calcext:value-type="float">
            <text:p>51.8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016" calcext:value-type="float">
            <text:p>52.3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3224" calcext:value-type="float">
            <text:p>51.7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5792" calcext:value-type="float">
            <text:p>51.6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7608" calcext:value-type="float">
            <text:p>51.7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3768" calcext:value-type="float">
            <text:p>51.4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5" calcext:value-type="float">
            <text:p>51.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9864" calcext:value-type="float">
            <text:p>51.4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1616" calcext:value-type="float">
            <text:p>51.7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7128" calcext:value-type="float">
            <text:p>51.6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6848" calcext:value-type="float">
            <text:p>53.2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4696" calcext:value-type="float">
            <text:p>53.5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5944" calcext:value-type="float">
            <text:p>54.4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2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5808" calcext:value-type="float">
            <text:p>63.9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7936" calcext:value-type="float">
            <text:p>64.2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6624" calcext:value-type="float">
            <text:p>63.6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1008" calcext:value-type="float">
            <text:p>63.6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8608" calcext:value-type="float">
            <text:p>63.5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3368" calcext:value-type="float">
            <text:p>63.5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07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9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6136" calcext:value-type="float">
            <text:p>65.0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6456" calcext:value-type="float">
            <text:p>48.6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2552" calcext:value-type="float">
            <text:p>48.6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6296" calcext:value-type="float">
            <text:p>51.1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6984" calcext:value-type="float">
            <text:p>51.3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908" calcext:value-type="float">
            <text:p>49.7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9928" calcext:value-type="float">
            <text:p>43.6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130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86" meta:object-count="0"/>
    <meta:user-defined meta:name="AppVersion">3.0</meta:user-defined>
  </office:meta>
</office:document-meta>
</file>